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1db8" officeooo:paragraph-rsid="000eafa1"/>
    </style:style>
    <style:style style:name="P2" style:family="paragraph" style:parent-style-name="Standard">
      <style:text-properties officeooo:rsid="000cbc15" officeooo:paragraph-rsid="000cbc15"/>
    </style:style>
    <style:style style:name="P3" style:family="paragraph" style:parent-style-name="Standard">
      <style:text-properties officeooo:rsid="000cbc15" officeooo:paragraph-rsid="00c344df"/>
    </style:style>
    <style:style style:name="P4" style:family="paragraph" style:parent-style-name="Standard">
      <style:text-properties officeooo:rsid="000eafa1" officeooo:paragraph-rsid="000eafa1"/>
    </style:style>
    <style:style style:name="P5" style:family="paragraph" style:parent-style-name="Standard">
      <style:text-properties officeooo:rsid="000eafa1" officeooo:paragraph-rsid="0012d843"/>
    </style:style>
    <style:style style:name="P6" style:family="paragraph" style:parent-style-name="Standard">
      <style:text-properties officeooo:rsid="000eafa1" officeooo:paragraph-rsid="0016c1c1"/>
    </style:style>
    <style:style style:name="P7" style:family="paragraph" style:parent-style-name="Standard">
      <style:text-properties officeooo:rsid="000eafa1" officeooo:paragraph-rsid="0081888d"/>
    </style:style>
    <style:style style:name="P8" style:family="paragraph" style:parent-style-name="Standard">
      <style:text-properties officeooo:rsid="0010ee70" officeooo:paragraph-rsid="0010ee70"/>
    </style:style>
    <style:style style:name="P9" style:family="paragraph" style:parent-style-name="Standard">
      <style:text-properties officeooo:rsid="0010ee70" officeooo:paragraph-rsid="009269fa"/>
    </style:style>
    <style:style style:name="P10" style:family="paragraph" style:parent-style-name="Standard">
      <style:text-properties officeooo:rsid="0010ee70" officeooo:paragraph-rsid="009918d3"/>
    </style:style>
    <style:style style:name="P11" style:family="paragraph" style:parent-style-name="Standard">
      <style:text-properties officeooo:rsid="0010ee70" officeooo:paragraph-rsid="009a9f5e"/>
    </style:style>
    <style:style style:name="P12" style:family="paragraph" style:parent-style-name="Standard">
      <style:text-properties officeooo:rsid="0010ee70" officeooo:paragraph-rsid="00550e29"/>
    </style:style>
    <style:style style:name="P13" style:family="paragraph" style:parent-style-name="Standard">
      <style:text-properties officeooo:rsid="0010ee70" officeooo:paragraph-rsid="007765ff"/>
    </style:style>
    <style:style style:name="P14" style:family="paragraph" style:parent-style-name="Standard">
      <style:text-properties officeooo:rsid="00121506" officeooo:paragraph-rsid="0054dc7f"/>
    </style:style>
    <style:style style:name="P15" style:family="paragraph" style:parent-style-name="Standard">
      <style:text-properties officeooo:rsid="0012d843" officeooo:paragraph-rsid="0012d843"/>
    </style:style>
    <style:style style:name="P16" style:family="paragraph" style:parent-style-name="Standard">
      <style:text-properties officeooo:rsid="0012d843" officeooo:paragraph-rsid="00285cec"/>
    </style:style>
    <style:style style:name="P17" style:family="paragraph" style:parent-style-name="Standard">
      <style:text-properties officeooo:rsid="0017f67c" officeooo:paragraph-rsid="0017f67c"/>
    </style:style>
    <style:style style:name="P18" style:family="paragraph" style:parent-style-name="Standard">
      <style:text-properties officeooo:rsid="0017f67c" officeooo:paragraph-rsid="00197172"/>
    </style:style>
    <style:style style:name="P19" style:family="paragraph" style:parent-style-name="Standard">
      <style:text-properties officeooo:rsid="00197172" officeooo:paragraph-rsid="00197172"/>
    </style:style>
    <style:style style:name="P20" style:family="paragraph" style:parent-style-name="Standard">
      <style:text-properties officeooo:rsid="001b8526" officeooo:paragraph-rsid="001b8526"/>
    </style:style>
    <style:style style:name="P21" style:family="paragraph" style:parent-style-name="Standard">
      <style:text-properties officeooo:rsid="001c5aac" officeooo:paragraph-rsid="001c5aac"/>
    </style:style>
    <style:style style:name="P22" style:family="paragraph" style:parent-style-name="Standard">
      <style:text-properties officeooo:rsid="001dbfe0" officeooo:paragraph-rsid="001dbfe0"/>
    </style:style>
    <style:style style:name="P23" style:family="paragraph" style:parent-style-name="Standard">
      <style:text-properties officeooo:rsid="001f336e" officeooo:paragraph-rsid="001f336e"/>
    </style:style>
    <style:style style:name="P24" style:family="paragraph" style:parent-style-name="Standard">
      <style:text-properties officeooo:rsid="0020448a" officeooo:paragraph-rsid="0020448a"/>
    </style:style>
    <style:style style:name="P25" style:family="paragraph" style:parent-style-name="Standard">
      <style:text-properties officeooo:rsid="0024897d" officeooo:paragraph-rsid="0024897d"/>
    </style:style>
    <style:style style:name="P26" style:family="paragraph" style:parent-style-name="Standard">
      <style:text-properties officeooo:rsid="002bb6e1" officeooo:paragraph-rsid="002bb6e1"/>
    </style:style>
    <style:style style:name="P27" style:family="paragraph" style:parent-style-name="Standard">
      <style:text-properties officeooo:rsid="002bc47f" officeooo:paragraph-rsid="002bc47f"/>
    </style:style>
    <style:style style:name="P28" style:family="paragraph" style:parent-style-name="Standard">
      <style:text-properties officeooo:rsid="002bc47f" officeooo:paragraph-rsid="007507e5"/>
    </style:style>
    <style:style style:name="P29" style:family="paragraph" style:parent-style-name="Standard">
      <style:text-properties officeooo:rsid="002bc47f" officeooo:paragraph-rsid="0088242e"/>
    </style:style>
    <style:style style:name="P30" style:family="paragraph" style:parent-style-name="Standard">
      <style:text-properties officeooo:rsid="00364635" officeooo:paragraph-rsid="00364635"/>
    </style:style>
    <style:style style:name="P31" style:family="paragraph" style:parent-style-name="Standard">
      <style:text-properties officeooo:rsid="0039f041" officeooo:paragraph-rsid="004684f8"/>
    </style:style>
    <style:style style:name="P32" style:family="paragraph" style:parent-style-name="Standard">
      <style:text-properties officeooo:rsid="004b01cf" officeooo:paragraph-rsid="004d8379"/>
    </style:style>
    <style:style style:name="P33" style:family="paragraph" style:parent-style-name="Standard">
      <style:text-properties officeooo:rsid="0052f58b" officeooo:paragraph-rsid="0052f58b"/>
    </style:style>
    <style:style style:name="P34" style:family="paragraph" style:parent-style-name="Standard">
      <style:text-properties officeooo:rsid="0054dc7f" officeooo:paragraph-rsid="0054dc7f"/>
    </style:style>
    <style:style style:name="P35" style:family="paragraph" style:parent-style-name="Standard">
      <style:text-properties officeooo:rsid="007507e5" officeooo:paragraph-rsid="007507e5"/>
    </style:style>
    <style:style style:name="P36" style:family="paragraph" style:parent-style-name="Standard">
      <style:text-properties officeooo:rsid="0078c6d0" officeooo:paragraph-rsid="0078c6d0"/>
    </style:style>
    <style:style style:name="P37" style:family="paragraph" style:parent-style-name="Standard">
      <style:text-properties officeooo:rsid="007e7567" officeooo:paragraph-rsid="007e7567"/>
    </style:style>
    <style:style style:name="P38" style:family="paragraph" style:parent-style-name="Standard">
      <style:text-properties officeooo:rsid="00828207" officeooo:paragraph-rsid="00828207"/>
    </style:style>
    <style:style style:name="P39" style:family="paragraph" style:parent-style-name="Standard">
      <style:text-properties officeooo:rsid="000c3eb8" officeooo:paragraph-rsid="00b837ad"/>
    </style:style>
    <style:style style:name="P40" style:family="paragraph" style:parent-style-name="Standard">
      <style:text-properties officeooo:rsid="000c3eb8" officeooo:paragraph-rsid="0088242e"/>
    </style:style>
    <style:style style:name="P41" style:family="paragraph" style:parent-style-name="Standard">
      <style:text-properties officeooo:rsid="000a8121" officeooo:paragraph-rsid="000a8121"/>
    </style:style>
    <style:style style:name="P42" style:family="paragraph" style:parent-style-name="Standard">
      <style:text-properties officeooo:rsid="008d0ce4" officeooo:paragraph-rsid="008d0ce4"/>
    </style:style>
    <style:style style:name="P43" style:family="paragraph" style:parent-style-name="Standard">
      <style:text-properties officeooo:rsid="00907b25" officeooo:paragraph-rsid="00907b25"/>
    </style:style>
    <style:style style:name="P44" style:family="paragraph" style:parent-style-name="Standard">
      <style:text-properties officeooo:rsid="0096d88c" officeooo:paragraph-rsid="0096d88c"/>
    </style:style>
    <style:style style:name="P45" style:family="paragraph" style:parent-style-name="Standard">
      <style:text-properties officeooo:rsid="00a063ae" officeooo:paragraph-rsid="00a063ae"/>
    </style:style>
    <style:style style:name="P46" style:family="paragraph" style:parent-style-name="Standard">
      <style:text-properties officeooo:rsid="00a70c10" officeooo:paragraph-rsid="00a887d0"/>
    </style:style>
    <style:style style:name="P47" style:family="paragraph" style:parent-style-name="Standard">
      <style:text-properties officeooo:rsid="00ab95c6" officeooo:paragraph-rsid="00afd2a9"/>
    </style:style>
    <style:style style:name="P48" style:family="paragraph" style:parent-style-name="Standard">
      <style:text-properties officeooo:rsid="00b121f9" officeooo:paragraph-rsid="00b121f9"/>
    </style:style>
    <style:style style:name="P49" style:family="paragraph" style:parent-style-name="Standard">
      <style:text-properties officeooo:rsid="00b35540" officeooo:paragraph-rsid="00b35540"/>
    </style:style>
    <style:style style:name="P50" style:family="paragraph" style:parent-style-name="Standard">
      <style:text-properties officeooo:rsid="00b524e8" officeooo:paragraph-rsid="00b524e8"/>
    </style:style>
    <style:style style:name="P51" style:family="paragraph" style:parent-style-name="Standard">
      <style:text-properties officeooo:rsid="00b5bc99" officeooo:paragraph-rsid="00b5bc99"/>
    </style:style>
    <style:style style:name="P52" style:family="paragraph" style:parent-style-name="Standard">
      <style:text-properties officeooo:rsid="008f0192" officeooo:paragraph-rsid="00b837ad"/>
    </style:style>
    <style:style style:name="P53" style:family="paragraph" style:parent-style-name="Standard">
      <style:text-properties officeooo:rsid="0095b9b0" officeooo:paragraph-rsid="0099b0f3"/>
    </style:style>
    <style:style style:name="P54" style:family="paragraph" style:parent-style-name="Standard">
      <style:text-properties officeooo:rsid="009a9f5e" officeooo:paragraph-rsid="009a9f5e"/>
    </style:style>
    <style:style style:name="P55" style:family="paragraph" style:parent-style-name="Standard">
      <style:text-properties officeooo:rsid="00a19239" officeooo:paragraph-rsid="00a19239"/>
    </style:style>
    <style:style style:name="P56" style:family="paragraph" style:parent-style-name="Standard">
      <style:text-properties officeooo:rsid="00d90314" officeooo:paragraph-rsid="00d90314"/>
    </style:style>
    <style:style style:name="P57" style:family="paragraph" style:parent-style-name="Standard">
      <style:text-properties officeooo:rsid="00d92701" officeooo:paragraph-rsid="00d92701"/>
    </style:style>
    <style:style style:name="P58" style:family="paragraph" style:parent-style-name="Standard">
      <style:text-properties officeooo:rsid="00da1155" officeooo:paragraph-rsid="00da1155"/>
    </style:style>
    <style:style style:name="P59" style:family="paragraph" style:parent-style-name="Standard">
      <style:text-properties officeooo:rsid="00dc8da7" officeooo:paragraph-rsid="00dc8da7"/>
    </style:style>
    <style:style style:name="P60" style:family="paragraph" style:parent-style-name="Standard">
      <style:text-properties officeooo:rsid="001dbfe0" officeooo:paragraph-rsid="001dbfe0"/>
    </style:style>
    <style:style style:name="P61" style:family="paragraph" style:parent-style-name="Standard">
      <style:text-properties officeooo:rsid="00ddfcf9" officeooo:paragraph-rsid="00ddfcf9"/>
    </style:style>
    <style:style style:name="P62" style:family="paragraph" style:parent-style-name="Standard">
      <style:text-properties officeooo:rsid="00deb7f2" officeooo:paragraph-rsid="00deb7f2"/>
    </style:style>
    <style:style style:name="P63" style:family="paragraph" style:parent-style-name="Standard">
      <style:text-properties officeooo:rsid="00deb7f2" officeooo:paragraph-rsid="00e53580"/>
    </style:style>
    <style:style style:name="P64" style:family="paragraph" style:parent-style-name="Standard">
      <style:text-properties officeooo:rsid="00e1497f" officeooo:paragraph-rsid="00e1497f"/>
    </style:style>
    <style:style style:name="P65" style:family="paragraph" style:parent-style-name="Standard">
      <style:text-properties officeooo:rsid="002bc47f" officeooo:paragraph-rsid="002bc47f"/>
    </style:style>
    <style:style style:name="P66" style:family="paragraph" style:parent-style-name="Standard">
      <style:text-properties officeooo:rsid="00e5e52c" officeooo:paragraph-rsid="00e5e52c"/>
    </style:style>
    <style:style style:name="T1" style:family="text">
      <style:text-properties officeooo:rsid="000eafa1"/>
    </style:style>
    <style:style style:name="T2" style:family="text">
      <style:text-properties officeooo:rsid="0010ee70"/>
    </style:style>
    <style:style style:name="T3" style:family="text">
      <style:text-properties officeooo:rsid="0016c1c1"/>
    </style:style>
    <style:style style:name="T4" style:family="text">
      <style:text-properties officeooo:rsid="001f336e"/>
    </style:style>
    <style:style style:name="T5" style:family="text">
      <style:text-properties officeooo:rsid="00283f99"/>
    </style:style>
    <style:style style:name="T6" style:family="text">
      <style:text-properties officeooo:rsid="00285cec"/>
    </style:style>
    <style:style style:name="T7" style:family="text">
      <style:text-properties officeooo:rsid="002fb2f4"/>
    </style:style>
    <style:style style:name="T8" style:family="text">
      <style:text-properties officeooo:rsid="0037e2ce"/>
    </style:style>
    <style:style style:name="T9" style:family="text">
      <style:text-properties officeooo:rsid="0041c58a"/>
    </style:style>
    <style:style style:name="T10" style:family="text">
      <style:text-properties officeooo:rsid="004411e9"/>
    </style:style>
    <style:style style:name="T11" style:family="text">
      <style:text-properties officeooo:rsid="00453605"/>
    </style:style>
    <style:style style:name="T12" style:family="text">
      <style:text-properties officeooo:rsid="004c375b"/>
    </style:style>
    <style:style style:name="T13" style:family="text">
      <style:text-properties officeooo:rsid="00550e29"/>
    </style:style>
    <style:style style:name="T14" style:family="text">
      <style:text-properties officeooo:rsid="0056598f"/>
    </style:style>
    <style:style style:name="T15" style:family="text">
      <style:text-properties officeooo:rsid="007a9c00"/>
    </style:style>
    <style:style style:name="T16" style:family="text">
      <style:text-properties officeooo:rsid="007b9bcf"/>
    </style:style>
    <style:style style:name="T17" style:family="text">
      <style:text-properties officeooo:rsid="0081888d"/>
    </style:style>
    <style:style style:name="T18" style:family="text">
      <style:text-properties officeooo:rsid="00828207"/>
    </style:style>
    <style:style style:name="T19" style:family="text">
      <style:text-properties officeooo:rsid="008434d7"/>
    </style:style>
    <style:style style:name="T20" style:family="text">
      <style:text-properties officeooo:rsid="00849d96"/>
    </style:style>
    <style:style style:name="T21" style:family="text">
      <style:text-properties officeooo:rsid="0088242e"/>
    </style:style>
    <style:style style:name="T22" style:family="text">
      <style:text-properties officeooo:rsid="008f0192"/>
    </style:style>
    <style:style style:name="T23" style:family="text">
      <style:text-properties officeooo:rsid="009419ce"/>
    </style:style>
    <style:style style:name="T24" style:family="text">
      <style:text-properties officeooo:rsid="0095b9b0"/>
    </style:style>
    <style:style style:name="T25" style:family="text">
      <style:text-properties officeooo:rsid="00a19239"/>
    </style:style>
    <style:style style:name="T26" style:family="text">
      <style:text-properties officeooo:rsid="00a887d0"/>
    </style:style>
    <style:style style:name="T27" style:family="text">
      <style:text-properties officeooo:rsid="00afd2a9"/>
    </style:style>
    <style:style style:name="T28" style:family="text">
      <style:text-properties officeooo:rsid="00b10092"/>
    </style:style>
    <style:style style:name="T29" style:family="text">
      <style:text-properties officeooo:rsid="00b434bd"/>
    </style:style>
    <style:style style:name="T30" style:family="text">
      <style:text-properties officeooo:rsid="00b6ece4"/>
    </style:style>
    <style:style style:name="T31" style:family="text">
      <style:text-properties officeooo:rsid="00bf272f"/>
    </style:style>
    <style:style style:name="T32" style:family="text">
      <style:text-properties officeooo:rsid="00c344df"/>
    </style:style>
    <style:style style:name="T33" style:family="text">
      <style:text-properties officeooo:rsid="00c4924e"/>
    </style:style>
    <style:style style:name="T34" style:family="text">
      <style:text-properties officeooo:rsid="00df532f"/>
    </style:style>
    <style:style style:name="T35" style:family="text">
      <style:text-properties officeooo:rsid="00e3684d"/>
    </style:style>
    <style:style style:name="T36" style:family="text">
      <style:text-properties officeooo:rsid="00e53580"/>
    </style:style>
    <style:style style:name="T37" style:family="text">
      <style:text-properties officeooo:rsid="00e6a7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hapter{Background}</text:span> </text:p>
      <text:p text:style-name="P1"/>
      <text:p text:style-name="P22">done on arduino first then port to uc </text:p>
      <text:p text:style-name="P22"/>
      <text:p text:style-name="P56">go into more details, reference</text:p>
      <text:p text:style-name="P56">description of problem, lfsr, theory background</text:p>
      <text:p text:style-name="P56">table of memory type, volatile or not</text:p>
      <text:p text:style-name="P56">right level of details and figure for explanation</text:p>
      <text:p text:style-name="P59">byte addressable?</text:p>
      <text:p text:style-name="P22"/>
      <text:p text:style-name="P61">Volatile non vol what are they used</text:p>
      <text:p text:style-name="P22"/>
      <text:p text:style-name="P3">\section{<text:span text:style-name="T32">Data Erasure</text:span>}</text:p>
      <text:p text:style-name="P63"><text:span text:style-name="T36">D</text:span>ifferent types of <text:span text:style-name="T36">c</text:span>omput<text:span text:style-name="T35">er</text:span> <text:span text:style-name="T34">data storage, often called storage or memory, are us</text:span>ed to store <text:span text:style-name="T34">digital information (ref{Table:memory})</text:span>. In modern computing, there are mainly 2 kinds of memory, volatile and non-volatile. Volatile memory requires power to retain its data, which means when power is cut off, it will quickly lose its data. <text:span text:style-name="T37">In contemporary usage, the term “memory” is usually referring to semiconductor memory while “storage” is usually </text:span>The most common type of volatile memory is random-access memory (RAM), which consists of dynamic RAM (DRAM) and static RAM (SRAM). Non-volatile memories on the other hand, do not need constant power supply to maintain the stored information. Read-only memory (ROM) is a type of non-volatile memory, which strictly speaking, contains information that cannot be changed, erased or reprogrammed after manufacture. Electrically erasable programmable ROM (EEPROM) is a type of ROM that can be erased and reprogrammed. Flash memory is another type of common non-volatile memory. Networks and devices that contain sensitive data might have different classification levels. </text:p>
      <text:p text:style-name="P62"/>
      <text:p text:style-name="P64">\begin{table}[!htb]</text:p>
      <text:p text:style-name="P64"><text:s text:c="2"/>\centering</text:p>
      <text:p text:style-name="P64"><text:s text:c="2"/>\begin{tabular}{c c}</text:p>
      <text:p text:style-name="P64"><text:s text:c="2"/>\hline</text:p>
      <text:p text:style-name="P64"><text:s text:c="2"/>\textbf{Volatile} &amp; \textbf{Non-Volatile}\\</text:p>
      <text:p text:style-name="P64"><text:s text:c="2"/>\hline</text:p>
      <text:p text:style-name="P64"><text:s text:c="2"/>Dynamic RAM &amp; ROM\\</text:p>
      <text:p text:style-name="P64"><text:s text:c="2"/>Static RAM &amp; Programmable ROM (PROM)\\</text:p>
      <text:p text:style-name="P64"><text:s text:c="4"/>&amp; Electrically Erasable PROM (EEPROM)\\</text:p>
      <text:p text:style-name="P64"><text:s text:c="4"/>&amp; Flash\\</text:p>
      <text:p text:style-name="P64"><text:s text:c="4"/>&amp; Hard Disk Drive (HDD)\\</text:p>
      <text:p text:style-name="P64"><text:s text:c="4"/>&amp; Solid State Drive (SSD)\\</text:p>
      <text:p text:style-name="P64"><text:s text:c="4"/>&amp; Ferroelectric RAM (FRAM)\\</text:p>
      <text:p text:style-name="P64"><text:s text:c="2"/>\hline</text:p>
      <text:p text:style-name="P64"><text:s/>\end{tabular}</text:p>
      <text:p text:style-name="P64"><text:s/>\caption{Types of common computing data storage}</text:p>
      <text:p text:style-name="P64"><text:s text:c="2"/>\label{Table:memory}</text:p>
      <text:p text:style-name="P64">\end{table}</text:p>
      <text:p text:style-name="P64"/>
      <text:p text:style-name="P62">A device will become a classified asset by accessing a classified network or another classified device. To reuse such device in an environment of lower classification or even making the device public, one has to declassify the device or at least reducing its classification level. One way this can be done is by sanitising and removing all data stored in that device. The point is to render access to sensitive data on a classified asset device infeasible, or at least render it useless to anyone, ideally not requiring physical destruction of the device so that it remains operable and reusable.</text:p>
      <text:p text:style-name="P62"/>
      <text:p text:style-name="P62"><text:soft-page-break/>There are a few different ways data can be erased. One is by crypto-shredding, after encrypting data, encryption key is deliberately destroyed, essentially making decryption of data impossible, provided the encryption is reasonably strong. Another common way is by simple purging the memory, which might includes clearing and overwriting with random or garbage data, bit-flipping, barrel shifting etc. Different memory types might have different ways of effective memory erasure depending on the security requirement</text:p>
      <text:p text:style-name="P43"/>
      <text:p text:style-name="P2">\subsection{<text:span text:style-name="T3">Related Work</text:span>}</text:p>
      <text:p text:style-name="P2"/>
      <text:p text:style-name="P4">\chapter{Design}</text:p>
      <text:p text:style-name="P4"/>
      <text:p text:style-name="P23">source device?</text:p>
      <text:p text:style-name="P27"><text:span text:style-name="T24">What is the </text:span>Ethernet chip?</text:p>
      <text:p text:style-name="P29">Uc?</text:p>
      <text:p text:style-name="P40">The device should be so limited in functionality that it cannot be subverted to extract data or otherwise negatively affect the network. </text:p>
      <text:p text:style-name="P27"/>
      <text:p text:style-name="P57">Data expected to find, why ethernet ram important, cpu ram not as important</text:p>
      <text:p text:style-name="P57">why, how memory was used</text:p>
      <text:p text:style-name="P57">explicit why checksum calculated, implemented, was it C code</text:p>
      <text:p text:style-name="P57">how ethernet and uc use memory, using same memory or changing blocks</text:p>
      <text:p text:style-name="P57">did you write the library</text:p>
      <text:p text:style-name="P27"/>
      <text:p text:style-name="P66">no long term storage, only memory</text:p>
      <text:p text:style-name="P27"/>
      <text:p text:style-name="P4">\section{Software}</text:p>
      <text:p text:style-name="P4">\subsection{<text:span text:style-name="T18">Memory Purging</text:span>}</text:p>
      <text:p text:style-name="P38">This section describes the <text:span text:style-name="T33">security requirements and </text:span>design consideration <text:span text:style-name="T20">for</text:span> implementing the memory purging operations. <text:span text:style-name="T19">MISC has an infrastructure consists of networks with different security classifications, especially with networks containing sensitive information, one has to be cautious when connecting devices across the system. Once a device like a laptop computer has been connected to a S network, it is regarded as a secret asset. Such device must first undergo a costly memory purge process for declassification before plugging into a restricted network to prevent contamination. To prevent accidental connection of a secret asset device to a different network, the pinging device was designed for the use of getting the status of each access port before any computer device connection is made.</text:span></text:p>
      <text:p text:style-name="P41"/>
      <text:p text:style-name="P39"><text:span text:style-name="T21">An </text:span>ideal <text:span text:style-name="T21">pinging device will </text:span>not require a purge process when changing between <text:span text:style-name="T21">networks</text:span> <text:span text:style-name="T23">and </text:span>have no accessible memory. <text:span text:style-name="T22">Due to time and budget constraints, building the ideal device was not possible. It is likely the device will contain 2 major types of memory. The first is the program memory, which is a permanent storage for the program need to run. Ideally, it should be a ROM and set at the factory. This way, any malicious user will not be able to reprogram the device and hide data in unused segments [appendix tom]. Small memory size would also be prefered but not critical. <text:s/>Second type of memory would be temporary storage used by the program as it runs. It should be volatile so that all stored data is lost as soon as power is removed. Relying on just powering off the device is not enough, as there might be some residual data remaining in the memory during the short time before the device is powered on again. Therefore, the memory size should be as small as possible and purged every time between uses. </text:span>This will allow the device to be connected to the S network and then moments later connect to the OS network.</text:p>
      <text:p text:style-name="P39"/>
      <text:p text:style-name="P52">The pinging device prototype developed contains 2 major conponents, the ENC28J60 ethernet controller and the ATmega328 microcontroller. The ethernet chip has only 8 Kbytes of SRAM but <text:soft-page-break/>the microcontroller consists of several storages and memories. It has 23 Kbytes flash program memory, 1 Kbytes of EEPROM and 2 Kbytes of SRAM. As the EEPROM is non-volatile, it is not used, though its presence might be a security concern because it is programmable. As our device is just a proof-of-concept, we do not concern ourselves too much with its presence and pretend it does not exist. Also, for the purpose of development, the device’s program memory is not read-only but programmable flash memory. Thus in the end, the prototype would have left with 2 different memories that can pose security concern, which is the RAM buffer in the ethernet chip and the RAM in the microcontroller.</text:p>
      <text:p text:style-name="P9"/>
      <text:p text:style-name="P9"><text:span text:style-name="T31">Ethernet chip memory will be cleared first before the microcontroller is purged. This is because it needs a host controller to operate it and might require memory in microcontroller to run. All cleared memory can be filled with random garbage data. </text:span>When <text:span text:style-name="T31">all memory clearing </text:span>process<text:span text:style-name="T31">es</text:span> <text:span text:style-name="T31">are </text:span>completed, <text:span text:style-name="T31">the device should </text:span>display output to tell user <text:span text:style-name="T31">that </text:span>it is safe to unplug and turn off device.</text:p>
      <text:p text:style-name="P9"/>
      <text:p text:style-name="P48">why fill with random number</text:p>
      <text:p text:style-name="P44"/>
      <text:p text:style-name="P8">\subsubsection{Ethernet Chip Buffer}</text:p>
      <text:p text:style-name="P53">The ENC28J60 ethernet controller has 8-Kbyte of SRAM. As the ethernet frame size ranges from 64 bytes up to 1.5K-byte, the size of the buffer is considerably big. An ideal controller should have as little memory as possible, probably just enough memory to fit a small ethernet frame. There is not much existing ethernet controller in the market with such tiny amount of memory. Most ethernet chip like the ENC424J600 contains huge amount of RAM buffer and the CP220x which has non-volatile flash memory which is not suitable for our task. Thus, ENC28J60 is one of the most suitable controller for our memory security requirement.</text:p>
      <text:p text:style-name="P10"/>
      <text:p text:style-name="P54">All ethernet data will always pass through the buffer when the controller is transmitting or receiving. Thus, the ethernet chip RAM poses a greater security concern than other type of memory found in the device. The clearing of the buffer memory can be implemented by using the Built-in Self-Test (BIST) modules featured in the chip. The BIST modules was primarily designed for testing during manufacturing of the chip to confirm proper operation. It is able to access every single bit of the 8-Kbyte memory buffer which proves to be extremely useful for the purpose of clearing the memory. By doing a full overwrite of the memory, the risk of data remanence is also reduced.</text:p>
      <text:p text:style-name="P11"/>
      <text:p text:style-name="P45">The BIST module supports 3 different memory filling operations: Random Data Fill, Address Fill and Pattern Shift Fill. In Random Data Fill mode, the buffer will be filled with pseudo-random data. <text:span text:style-name="T25">Therefore, seeding the random number generator with the same seed will generate the same data to fill the buffer with.</text:span> <text:span text:style-name="T25">The random number generator uses a Linear Feedback Shift Register (LFSR) implementation included in the ethernet controller. Because of this, using a seed of zero will fill the whole memory with continuous zeros, which is useful for clearing the memory without overwriting with random data. In Address Fill mode, each memory buffer will be writen with the low byte of its associated memory address. For example, the BIST controller will write 00 into location 0000 and 2A into location 0E2A. The last available mode is the Pattern Shift Fill mode, which shifts data across the whole memory buffer. This mode was not implemented.</text:span></text:p>
      <text:p text:style-name="P45"/>
      <text:p text:style-name="P46">When the memory fill operation is complete, <text:span text:style-name="T26">a checksum of the entire filled memory will be generated by the BIST module. This means by manually computing another checksum of the memory and comparing it to the automatically generated checksum with the host microcontroller, we can know if the memory operation works as expected. This can be done by utilising the Direct Memory Access (DMA) controller in the ENC28J60. If the checksums differ, it might mean the memory filling operation failed or hardware is faulty. If this happens the program should notify the user.</text:span></text:p>
      <text:p text:style-name="P8"><text:soft-page-break/></text:p>
      <text:p text:style-name="P12">\subsubsection{Microcontroller Memory}</text:p>
      <text:p text:style-name="P47">The ATmega328 microcontroller <text:span text:style-name="T27">has only 2 Kbytes of volatile memory, which is less of a security concern compare to the ethernet controller. However, DMA is not available, which means there is no easy way of addressing the RAM directly for clearing. The memory can be manipulated with assembly instructions [], but the method was dismissed due to time constraint. A trick can be used to render the data in microcontroller memory useless. First, the microcontroller allocates small block of memory repeatedly, at the same time clearing the memory. Every block is then filled with random generated number. No memory will be freed, meaning the process will fill up as much available RAM in the microcontroller as possible until no more memory can be allocated. If memory is not released, it will be inaccessible by running code, thus having a self-induced memory leak.</text:span></text:p>
      <text:p text:style-name="P47"/>
      <text:p text:style-name="P49">Allocating big blocks of memory without freeing it can also cause memory leak. But when the program fails to allocate any more big memory block, it does not nec<text:span text:style-name="T29">essarily mean the microcontroller ran out of memory. It might be possible that it ran out of memory that is big enough for allocation, leaving a lot of small chunks of memory untouched, which might pose as a security concern because of possible data retention in those blocks. W</text:span>e want to clear as much memory as possible <text:span text:style-name="T29">so</text:span> allocating small blocks of memory is more suitable to our goal.</text:p>
      <text:p text:style-name="P49"/>
      <text:p text:style-name="P50">Since the BIST for ethernet memory clearing requires the microcontroller to operate, it will run before the microcontroller purges its own memory. Ideally, all possible previously used memory should be freed before the memory leak operation to make it more effective. When as much memory as possible is reallocated and filled with random data, it will reduce the risk of network data remaining in the RAM.</text:p>
      <text:p text:style-name="P4"/>
      <text:p text:style-name="P17">how you design purging, <text:span text:style-name="T7">why design it this why, consideration before coming to conclusion</text:span></text:p>
      <text:p text:style-name="P20">what design works what doesn’t</text:p>
      <text:p text:style-name="P17">your contributions</text:p>
      <text:p text:style-name="P17">info allowing other to reproduce your work</text:p>
      <text:p text:style-name="P19"/>
      <text:p text:style-name="P19">design aspects: • requirements • features • constraints</text:p>
      <text:p text:style-name="P19"><text:s/>• OR simulation methods, • problem space and model, • relationship with physical system, • constraints</text:p>
      <text:p text:style-name="P13"/>
      <text:p text:style-name="P50">possible figures</text:p>
      <text:p text:style-name="P50"/>
      <text:p text:style-name="P13">\subsection{<text:span text:style-name="T14">Power Down the Ethernet Chip</text:span>} </text:p>
      <text:p text:style-name="P51">When all pinging operation is done and ethernet RAM is cleared, the <text:s/><text:span text:style-name="T24">ENC28J60 </text:span>can be powered down to sleep by the microcontroller. It will no longer be able to transmit or receive any ethernet packets and also maximise power saving. In sleep mode, the ethernet chip buffer memory will maintain its states, retaining the random data filled in during the memory test operation. Therefore eventhough the registers and buffer is still accessible by the host controller, the data available will be worthless. The ethernet controller can be woken up to resume normal operation, but it was not implemented for security reasons. <text:span text:style-name="T30">The pinging device should be unplugged and turn off after use. This also provide better security as most volatile information will be lost when power if removed. </text:span>To use the device again, the user has to <text:span text:style-name="T30">turn it on and plug it into desired access port as usual.</text:span></text:p>
      <text:p text:style-name="P37"/>
      <text:p text:style-name="P15">\chapter{Implementation and Testing}</text:p>
      <text:p text:style-name="P24">how arduino was used with eth chip</text:p>
      <text:p text:style-name="P24"/>
      <text:p text:style-name="P58">how well does it work</text:p>
      <text:p text:style-name="P58"><text:soft-page-break/>quantify allocation, compare to total memory</text:p>
      <text:p text:style-name="P24"/>
      <text:p text:style-name="P7">\section{<text:span text:style-name="T17">Memory Clearing Operations</text:span>}</text:p>
      <text:p text:style-name="P21"><text:span text:style-name="T16">This section outlines the implementation of the memory purging operations of the ethernet chip and microcontroller described in the design. Since the prototype devices were made using the Arduino development board, t</text:span>he implementation of the <text:span text:style-name="T4">data erasure procedures of the souce device was also done on Arduino board []. All implementation was also written in C and compiled and uploaded to the board with the Arduino IDE [no need if mentioned before]. After the basic implementation and testing were done and shown working on the development board, the source code was ported onto the actual device. Further testing and correction were done to make sure the purging functions work on the device.</text:span></text:p>
      <text:p text:style-name="P5"/>
      <text:p text:style-name="P28">Since the data and memory clearing process of the ethernet chip and the microcontroller itself will be executed seperately, they were implemented in different C functions. <text:span text:style-name="T8">There are a few functions like the control register functions that were implemented to take pointer to memory as argument which will be used for reading and writing to the conresponding register or buffer. For the memory efficiency and security reasons mentioned in the design section, all memory pointers are allocated with a specific byte size and cleared using the C function calloc() before passing it into any control register function for use. When the memory pointer is of no more use, it will be freed with free().</text:span></text:p>
      <text:p text:style-name="P28"/>
      <text:p text:style-name="P35">All source <text:s/>code and header file can be found in Appendix X.</text:p>
      <text:p text:style-name="P19"/>
      <text:p text:style-name="P5">\subsection{<text:span text:style-name="T2">Ethernet Chip Memory</text:span>}</text:p>
      <text:p text:style-name="P30">Operating the BIST module in the ethernet chip requires the microcontroller to <text:span text:style-name="T8">manipulate a few control registers in the ethernet chip for the RAM test to work. The control register operations make use of functions found in the ethernet operation library writen by team member Patrick Berry. Such functions include writing to control register (WCR), reading from control register (RCR), bit field clear (BFS) etc. The functions are primarily used in the pinging operation of the devices. </text:span></text:p>
      <text:p text:style-name="P5"/>
      <text:p text:style-name="P31">Setting up the BIST for the ethernet chip’s memory <text:span text:style-name="T11">test</text:span> process was done as per the procedures <text:span text:style-name="T10">instructed </text:span>in the ENC28J60 ethernet controller datasheet []. <text:span text:style-name="T9">Both the Random Data Fill mode and the Address Fill mode can be initiated using the same BIST setup, except <text:s/>the Random Data Fill mode requires an extra step, which is to input a seed into the fill seed register (EBSTSD) for the purpose of generating random numbers []. Then, BIST is started (BISTST) by setting the EBSTCON register after selecting the desired memory test mode (Random Data Fill or Address Fill). </text:span></text:p>
      <text:p text:style-name="P5"/>
      <text:p text:style-name="P32">The checksum operation described in the design section [] was configured to run everytime after any memory test is done. <text:span text:style-name="T12">By setting the DMA controller’s start byte (EDMAST) to 0000 and the end byte (EDMAND) to 1FFF, which is the last byte of the 8K-byte ethernet RAM, the DMA module will calculate a checksum of all values writen into the whole memory during memory fill test []. When the memory filling process is finished, the microcontroller then take the checksum from the DMA register (EDMACS) and compare with the checksum in the BIST register (EBSTCS) generated automatically by the BIST module. When the checksums match, we know the memory operation is completed without problem.</text:span></text:p>
      <text:p text:style-name="P33"/>
      <text:p text:style-name="P6">\subsection{<text:span text:style-name="T2">Microcontroller Memory</text:span>}</text:p>
      <text:p text:style-name="P34">The microcontroller RAM <text:span text:style-name="T28">memory leak trick</text:span> described in the design was implemented as follows. <text:span text:style-name="T13">First, the pseudo-random number generator is seeded using srand(). Then, in a while loop, the buffer with 1 byte size is allocated and cleared (initialise all bits to zero) repeatedly with calloc(). Each block of initialised memory is then filled with a generated random number. No memory block will </text:span><text:soft-page-break/><text:span text:style-name="T13">be freed with free(). The process of allocating and filling memory will not stop until calloc() returns NULL, which means it fails to allocate any more memory because of memory leak.</text:span></text:p>
      <text:p text:style-name="P14"/>
      <text:p text:style-name="P35">In the main file, memory clearing can be enabled or disabled by setting the PURGE value. The memory fill mode for the ethernet chip and the random seed can be set. The purging function appears as purge(fillmode, seed), which is a unification of both ethernet memory purge function and microcontroller purge function in the library.</text:p>
      <text:p text:style-name="P28"/>
      <text:p text:style-name="P35">Stop working</text:p>
      <text:p text:style-name="P35"/>
      <text:p text:style-name="P6">\section{<text:span text:style-name="T14">Power Down Ethernet Chip</text:span>}</text:p>
      <text:p text:style-name="P36">To power down the ethernet chip, ethernet packet reception (RXEN) is turned off by clearing register ECON1. When the ethernet status register (ESTAT) is cleared, <text:span text:style-name="T15">any in-progress packets are received completely (RXBUSY). Then, wait for any transmission to end by polling the transmit bit (TXRTS). The voltage regulator power save is then enabled (VRPS). Sleep mode is then entered by setting the power save bit (PWRSV). Procedure to wake up the ethernet chip was not needed thus not implemented.</text:span></text:p>
      <text:p text:style-name="P5"/>
      <text:p text:style-name="P25">Arduino and uc difference, <text:span text:style-name="T5">bootloader etc, </text:span>what to change after porting</text:p>
      <text:p text:style-name="P26">different testing stages, itself/connect to switch</text:p>
      <text:p text:style-name="P5"/>
      <text:p text:style-name="P19">key ideas and info for measurement/build/simulations</text:p>
      <text:p text:style-name="P19">-experimental/simulation setup</text:p>
      <text:p text:style-name="P18">software and hardware used</text:p>
      <text:p text:style-name="P19">• equipment used (capabilities, manufacturer, source) • software used (manufacturer, version, set up, environment) • materials (supplier, batch, purity) </text:p>
      <text:p text:style-name="P19">• your specific setup: • physical arrangement • connectivity • modifications • Constraints • PICTURES</text:p>
      <text:p text:style-name="P19">• methods for measurement or test • Ranges • Parameters • Reduction methods • Error sources</text:p>
      <text:p text:style-name="P19"/>
      <text:p text:style-name="P19">methods of analysis or test criteria • what specific techniques or approaches • data interpretation methods • statistical analysis of your data • Methods for estimation of uncertainty • How you calculate values for your performance indicators • What these will show about your measurement/device/simulation</text:p>
      <text:p text:style-name="P19"/>
      <text:p text:style-name="P16">\chapter{<text:span text:style-name="T6">Potential Improvements and Alternative Approaches</text:span>}</text:p>
      <text:p text:style-name="P42">device without the need of purging</text:p>
      <text:p text:style-name="P42"/>
      <text:p text:style-name="P55">The value of an unused floating pin of the AVR microcontroller can be used as the seed to the random number generator to produce proper random numb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1T12:15:12.392471310</meta:creation-date>
    <dc:date>2018-01-28T17:07:59.964953957</dc:date>
    <meta:editing-duration>PT16H57M38S</meta:editing-duration>
    <meta:editing-cycles>144</meta:editing-cycles>
    <meta:generator>LibreOffice/5.1.6.2$Linux_X86_64 LibreOffice_project/10m0$Build-2</meta:generator>
    <meta:document-statistic meta:table-count="0" meta:image-count="0" meta:object-count="0" meta:page-count="6" meta:paragraph-count="97" meta:word-count="2998" meta:character-count="18711" meta:non-whitespace-character-count="15757"/>
  </office:meta>
</office:document-meta>
</file>